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88"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89"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2</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11/22</text:p>
      <text:p text:style-name="P83">-<text:s/>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ÍNDICE DE LAS LÍNEAS AL ELIMINAR UNA. MIRARLO BIEN</text:p>
      <text:p text:style-name="P86"/>
      <text:p text:style-name="P87"/>
      <text:p text:style-name="Standard"><text:span text:style-name="T88">pip install opencv-contrib-python</text:span></text:p>
      <text:p text:style-name="Standard"/>
      <text:p text:style-name="Standard"/>
      <text:p text:style-name="Standard"/>
      <text:p text:style-name="P89">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1-04T12:52:00Z</dc:date>
    <meta:template xlink:href="Normal.dotm" xlink:type="simple"/>
    <meta:editing-cycles>99</meta:editing-cycles>
    <meta:editing-duration>PT208020S</meta:editing-duration>
    <meta:document-statistic meta:page-count="6" meta:paragraph-count="29" meta:word-count="2252" meta:character-count="14612" meta:row-count="103" meta:non-whitespace-character-count="12389"/>
  </office:meta>
</office:document-meta>
</file>